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4f0e9" officeooo:paragraph-rsid="001d36e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4f0e9" officeooo:paragraph-rsid="001d36e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d36ef" officeooo:paragraph-rsid="001d36e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4f0e9" officeooo:paragraph-rsid="001d36e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4f0e9" officeooo:paragraph-rsid="001d36ef" style:font-size-asian="20pt" style:font-weight-asian="bold" style:font-size-complex="20pt" style:font-weight-complex="bold"/>
    </style:style>
    <style:style style:name="T1" style:family="text">
      <style:text-properties officeooo:rsid="001d36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NUAL TÉCNICO</text:p>
      <text:p text:style-name="P4"/>
      <text:p text:style-name="P5"/>
      <text:p text:style-name="P1">VERSION DE G++:</text:p>
      <text:p text:style-name="P2"/>
      <text:p text:style-name="P2">ii <text:s/>g++ <text:s text:c="11"/>4:7.4.0-1ubu amd64 <text:s text:c="7"/>GNU C++ compiler</text:p>
      <text:p text:style-name="P2">ii <text:s/>g++-7 <text:s text:c="9"/>7.4.0-1ubunt amd64 <text:s text:c="7"/>GNU C++ compiler</text:p>
      <text:p text:style-name="P2"/>
      <text:p text:style-name="P1"/>
      <text:p text:style-name="P1">IDE donde fue trabajado el proyecto:</text:p>
      <text:p text:style-name="P1"/>
      <text:p text:style-name="P2">Netbeans 8.2</text:p>
      <text:p text:style-name="P2"/>
      <text:p text:style-name="P1">Clases del programa:</text:p>
      <text:p text:style-name="P1"/>
      <text:p text:style-name="P1">.<text:span text:style-name="T1">CPP:</text:span></text:p>
      <text:p text:style-name="P1"/>
      <text:p text:style-name="P3">AVL.cpp</text:p>
      <text:p text:style-name="P3">FuncionesHash.cpp</text:p>
      <text:p text:style-name="P3">Graphviz.cpp</text:p>
      <text:p text:style-name="P3">ListaTablas.cpp</text:p>
      <text:p text:style-name="P3">Nodo.cpp</text:p>
      <text:p text:style-name="P3">NodoHash.cpp</text:p>
      <text:p text:style-name="P3">OperacionesInsercion.cpp</text:p>
      <text:p text:style-name="P3">OperacionesSeleccion.cpp</text:p>
      <text:p text:style-name="P3">OrdenamientoSeleccion.cpp</text:p>
      <text:p text:style-name="P3">ReposicionamientoNodos.cpp</text:p>
      <text:p text:style-name="P3">SeparacionPalabras.cpp</text:p>
      <text:p text:style-name="P3">TablaHash.cpp</text:p>
      <text:p text:style-name="P3">TextoConsultas,cpp</text:p>
      <text:p text:style-name="P3">main.cpp</text:p>
      <text:p text:style-name="P3"/>
      <text:p text:style-name="P3">METODOS CLASE AVL:</text:p>
      <text:p text:style-name="P3"/>
      <text:p text:style-name="P3"><text:s text:c="4"/>void Insertar(Nodo*);</text:p>
      <text:p text:style-name="P3"><text:s text:c="4"/>void Reposicionamiento(Nodo*);</text:p>
      <text:p text:style-name="P3"><text:s text:c="4"/>void Insertar2(Nodo*, Nodo*, Nodo*);</text:p>
      <text:p text:style-name="P3"><text:s text:c="4"/>void Borrar(Nodo* nodo);</text:p>
      <text:p text:style-name="P3"><text:s text:c="4"/>bool Buscar(Nodo* nodo);</text:p>
      <text:p text:style-name="P3"><text:s text:c="4"/>void BuscarEntero(string, Nodo*);</text:p>
      <text:p text:style-name="P3"><text:s text:c="4"/>void BuscarDecimal(string, Nodo*);</text:p>
      <text:p text:style-name="P3"><text:s text:c="4"/>void BuscarCaracter(string, Nodo*);</text:p>
      <text:p text:style-name="P3"><text:s text:c="4"/>void BuscarDato(string, Nodo*, bool, Nodo*, string);</text:p>
      <text:p text:style-name="P3"><text:s text:c="4"/>void Set_NoArbol(int);</text:p>
      <text:p text:style-name="P3"><text:s text:c="4"/>void BuscarCadena(string, Nodo*, Nodo*, string);</text:p>
      <text:p text:style-name="P3"><text:s text:c="4"/></text:p>
      <text:p text:style-name="P3"><text:s text:c="4"/></text:p>
      <text:p text:style-name="P3"><text:soft-page-break/><text:s text:c="4"/>Nodo* Get_Raiz();</text:p>
      <text:p text:style-name="P3"><text:s text:c="4"/>Nodo* Get_Actual();</text:p>
      <text:p text:style-name="P3"><text:s text:c="4"/>int Get_NoArbol();</text:p>
      <text:p text:style-name="P3"><text:s text:c="4"/>void Set_Raiz(Nodo*);</text:p>
      <text:p text:style-name="P3"><text:s text:c="4"/>void Set_Actual(Nodo*);</text:p>
      <text:p text:style-name="P3"><text:s text:c="4"/>Nodo* BuscarPorFuncion(int, int);</text:p>
      <text:p text:style-name="P3"><text:s text:c="4"/>Nodo* VerificarFuncionesHash(int, int);</text:p>
      <text:p text:style-name="P3"><text:s text:c="4"/>bool Vacio(Nodo *nodo);</text:p>
      <text:p text:style-name="P3"><text:s text:c="4"/>bool EsHoja(Nodo* nodo) { return !nodo-&gt;Get_derecha() &amp;&amp; !nodo-&gt;Get_izquierda(); }</text:p>
      <text:p text:style-name="P3"><text:s text:c="4"/>const int NumeroNodos();</text:p>
      <text:p text:style-name="P3"><text:s text:c="4"/>const int AlturaArbol();</text:p>
      <text:p text:style-name="P3"><text:s text:c="4"/>int Altura(const int dat);</text:p>
      <text:p text:style-name="P3"><text:s text:c="4"/>void Raiz() { actual = raiz; }</text:p>
      <text:p text:style-name="P3"><text:s text:c="4"/>void InOrden();</text:p>
      <text:p text:style-name="P3"><text:s text:c="4"/>void Equilibrar(Nodo* nodo, int, bool);</text:p>
      <text:p text:style-name="P3"><text:s text:c="4"/>void RSI(Nodo* nodo); <text:s text:c="2"/></text:p>
      <text:p text:style-name="P3"><text:s text:c="4"/>void RSD(Nodo* nodo);</text:p>
      <text:p text:style-name="P3"><text:s text:c="4"/>void RDI(Nodo* nodo);</text:p>
      <text:p text:style-name="P3"><text:s text:c="4"/>void RDD(Nodo* nodo);</text:p>
      <text:p text:style-name="P3"><text:s text:c="4"/>void auxContador(Nodo*);</text:p>
      <text:p text:style-name="P3"><text:s text:c="4"/>void auxAltura(Nodo*, int);</text:p>
      <text:p text:style-name="P3"><text:s/></text:p>
      <text:p text:style-name="P3">METODOS CLASE FuncionesHash:</text:p>
      <text:p text:style-name="P3"/>
      <text:p text:style-name="P3"><text:s text:c="4"/>int valorAscii(char);</text:p>
      <text:p text:style-name="P3"><text:s text:c="4"/>int funcionString(string, int);</text:p>
      <text:p text:style-name="P3"><text:s text:c="4"/>int funcionEntero(int, int);</text:p>
      <text:p text:style-name="P3"><text:s text:c="4"/>int funcionChar(char, int);</text:p>
      <text:p text:style-name="P3"><text:s text:c="4"/>int funcionDecimal(double, int);</text:p>
      <text:p text:style-name="P3"><text:s text:c="4"/>void reHashing(TablaHash*&amp;);</text:p>
      <text:p text:style-name="P3"/>
      <text:p text:style-name="P3">METODOS ClASE Graphviz:</text:p>
      <text:p text:style-name="P3"/>
      <text:p text:style-name="P3"><text:s text:c="4"/>void dibujoGrafo(TablaHash*&amp;, string);</text:p>
      <text:p text:style-name="P3"><text:s text:c="4"/>string convertirIntString(int);</text:p>
      <text:p text:style-name="P3"><text:s text:c="4"/>string convertirDoubleString(double);</text:p>
      <text:p text:style-name="P3"><text:s text:c="4"/>string convertirCharString(char);</text:p>
      <text:p text:style-name="P3"><text:s text:c="4"/>void grafoGlobal(ListaTablas*&amp;, TablaHash*&amp;, TablaHash*&amp;);</text:p>
      <text:p text:style-name="P3"><text:s text:c="4"/>string* InOrden(Nodo*, bool, AVL*, string*, int, int);</text:p>
      <text:p text:style-name="P3"><text:s text:c="4"/>void sentenciaNodos(TablaHash*&amp;, NodoHash*);</text:p>
      <text:p text:style-name="P3"><text:s text:c="4"/>string* InOrden2(Nodo*, bool, AVL*, string*, int);</text:p>
      <text:p text:style-name="P3"><text:s text:c="4"/>string verificarTipo(string, Nodo*);</text:p>
      <text:p text:style-name="P3"/>
      <text:p text:style-name="P3">METODOS CLASE ListaTablas:</text:p>
      <text:p text:style-name="P3"/>
      <text:p text:style-name="P3"><text:s text:c="4"/>void Set_primero(TablaHash*);</text:p>
      <text:p text:style-name="P3"><text:s text:c="4"/>void Set_ultimo(TablaHash*);</text:p>
      <text:p text:style-name="P3"><text:s text:c="4"/>void Set_TotalColumnas(int);</text:p>
      <text:p text:style-name="P3"><text:s text:c="4"/>void Set_TotalElementos(int);</text:p>
      <text:p text:style-name="P3"><text:soft-page-break/><text:s text:c="4"/>int Get_TotalElementos();</text:p>
      <text:p text:style-name="P3"><text:s text:c="4"/>int Get_TotalColumnas();</text:p>
      <text:p text:style-name="P3"><text:s text:c="4"/>TablaHash* Get_primero();</text:p>
      <text:p text:style-name="P3"><text:s text:c="4"/>TablaHash* Get_ultimo(); <text:s text:c="3"/></text:p>
      <text:p text:style-name="P3"><text:s text:c="4"/>void verTotalElementos(TablaHash*&amp;, TablaHash*&amp;);</text:p>
      <text:p text:style-name="P3"><text:s text:c="4"/>void verColumnasTotales(TablaHash*&amp;, TablaHash*&amp;);</text:p>
      <text:p text:style-name="P3"><text:s text:c="4"/>void insertarTabla(TablaHash*&amp;, TablaHash*&amp;, TablaHash*);</text:p>
      <text:p text:style-name="P3"><text:s text:c="4"/>TablaHash* buscarTabla(TablaHash*&amp;, TablaHash*&amp;, string);</text:p>
      <text:p text:style-name="P3"><text:s text:c="4"/>ListaTablas(const ListaTablas&amp; orig);</text:p>
      <text:p text:style-name="P3"/>
      <text:p text:style-name="P3">METODOS CLASE Nodo:</text:p>
      <text:p text:style-name="P3"/>
      <text:p text:style-name="P3"><text:s text:c="4"/>void Set_entero(int);</text:p>
      <text:p text:style-name="P3"><text:s text:c="4"/>void Set_decimal(double);</text:p>
      <text:p text:style-name="P3"><text:s text:c="4"/>void Set_cadena(string);</text:p>
      <text:p text:style-name="P3"><text:s text:c="4"/>void Set_caracter(char);</text:p>
      <text:p text:style-name="P3"><text:s text:c="4"/>void Set_tipo(string);</text:p>
      <text:p text:style-name="P3"><text:s text:c="4"/>void Set_tupla(int);</text:p>
      <text:p text:style-name="P3"><text:s text:c="4"/>void Set_izquierda(Nodo*);</text:p>
      <text:p text:style-name="P3"><text:s text:c="4"/>void Set_derecha(Nodo*);</text:p>
      <text:p text:style-name="P3"><text:s text:c="4"/>void Set_padre(Nodo*);</text:p>
      <text:p text:style-name="P3"><text:s text:c="4"/>void Set_FE(int);</text:p>
      <text:p text:style-name="P3"><text:s text:c="4"/>void Set_id(int);</text:p>
      <text:p text:style-name="P3"><text:s text:c="4"/>void Set_Columna(string);</text:p>
      <text:p text:style-name="P3"><text:s text:c="4"/>void Set_Bandera(string);</text:p>
      <text:p text:style-name="P3"><text:s text:c="4"/>void Set_NombreTabla(string);</text:p>
      <text:p text:style-name="P3"><text:s text:c="4"/>void Set_NoColumna(int);</text:p>
      <text:p text:style-name="P3"><text:s text:c="4"/>void Set_TotalColumnas(int);</text:p>
      <text:p text:style-name="P3"><text:s text:c="4"/>string Get_Bandera();</text:p>
      <text:p text:style-name="P3"><text:s text:c="4"/>string Get_NombreTabla();</text:p>
      <text:p text:style-name="P3"><text:s text:c="4"/>int Get_NoColumna();</text:p>
      <text:p text:style-name="P3"><text:s text:c="4"/>int Get_TotalColumnas();</text:p>
      <text:p text:style-name="P3"><text:s text:c="4"/>int Get_entero();</text:p>
      <text:p text:style-name="P3"><text:s text:c="4"/>int Get_id();</text:p>
      <text:p text:style-name="P3"><text:s text:c="4"/>string Get_Columna();</text:p>
      <text:p text:style-name="P3"><text:s text:c="4"/>double Get_decimal();</text:p>
      <text:p text:style-name="P3"><text:s text:c="4"/>string Get_cadena();</text:p>
      <text:p text:style-name="P3"><text:s text:c="4"/>int Get_FE();</text:p>
      <text:p text:style-name="P3"><text:s text:c="4"/>char Get_caracter();</text:p>
      <text:p text:style-name="P3"><text:s text:c="4"/>string Get_tipo();</text:p>
      <text:p text:style-name="P3"><text:s text:c="4"/>int Get_tupla();</text:p>
      <text:p text:style-name="P3"><text:s text:c="4"/>Nodo* Get_izquierda();</text:p>
      <text:p text:style-name="P3"><text:s text:c="4"/>Nodo* Get_derecha();</text:p>
      <text:p text:style-name="P3"><text:s text:c="4"/>Nodo* Get_padre();</text:p>
      <text:p text:style-name="P3"/>
      <text:p text:style-name="P3">METODOS CLASE NodoHash:</text:p>
      <text:p text:style-name="P3"/>
      <text:p text:style-name="P3"><text:s text:c="4"/>void Set_id(int);</text:p>
      <text:p text:style-name="P3"><text:s text:c="4"/>void Set_Siguiente(NodoHash*);</text:p>
      <text:p text:style-name="P3"><text:soft-page-break/><text:s text:c="4"/>void Set_Anterior(NodoHash*);</text:p>
      <text:p text:style-name="P3"><text:s text:c="4"/>void Set_AVL(AVL*);</text:p>
      <text:p text:style-name="P3"><text:s text:c="4"/>int Get_id();</text:p>
      <text:p text:style-name="P3"><text:s text:c="4"/>NodoHash* Get_Siguiente();</text:p>
      <text:p text:style-name="P3"><text:s text:c="4"/>NodoHash* Get_Anterior();</text:p>
      <text:p text:style-name="P3"><text:s text:c="4"/>AVL* Get_AVL();</text:p>
      <text:p text:style-name="P3"><text:s text:c="4"/>NodoHash(const NodoHash&amp; orig);</text:p>
      <text:p text:style-name="P3"/>
      <text:p text:style-name="P3">METODOS CLASE OperacionesInsecion:</text:p>
      <text:p text:style-name="P3"/>
      <text:p text:style-name="P3"><text:s text:c="4"/>bool verificadorColumnas(string, string*, string*, int, TablaHash*&amp;);</text:p>
      <text:p text:style-name="P3"><text:s text:c="4"/>bool verificadorValores(string*, string*, int, string*, string*, TablaHash*&amp;);</text:p>
      <text:p text:style-name="P3"><text:s text:c="4"/></text:p>
      <text:p text:style-name="P3">METODOS CLASE OperacionesSeleccion:</text:p>
      <text:p text:style-name="P3"/>
      <text:p text:style-name="P3"><text:s text:c="4"/>string verificarTipoColumna(string*, string*, string, int);</text:p>
      <text:p text:style-name="P3"><text:s text:c="4"/>void seleccionarNodos(string, string*, TablaHash*&amp;);</text:p>
      <text:p text:style-name="P3"><text:s text:c="4"/>OperacionesSeleccion(const OperacionesSeleccion&amp; orig);</text:p>
      <text:p text:style-name="P3"/>
      <text:p text:style-name="P3">METODOS CLASE OrdenamientoSeleccion:</text:p>
      <text:p text:style-name="P3"/>
      <text:p text:style-name="P3"><text:s text:c="4"/>string* busquedaNodoTablas(string, int, TablaHash*&amp;, string*);</text:p>
      <text:p text:style-name="P3"><text:s text:c="4"/>string* busquedaArboles(string, int, TablaHash*&amp;, NodoHash*, string*);</text:p>
      <text:p text:style-name="P3"><text:s text:c="4"/>string* recorridoInOrden(string, int, Nodo*, bool, AVL*, string*);</text:p>
      <text:p text:style-name="P3"><text:s text:c="4"/>string* busquedaDatos(string, int, Nodo*, string*);</text:p>
      <text:p text:style-name="P3"/>
      <text:p text:style-name="P3">METODOS CLASE ReposicionamientoNodos:</text:p>
      <text:p text:style-name="P3"/>
      <text:p text:style-name="P3"><text:s text:c="4"/>Nodo* BuscarPorFuncion(int, int, TablaHash*&amp;, NodoHash*);</text:p>
      <text:p text:style-name="P3"><text:s text:c="4"/>void VerificarFuncionesHash(AVL*, int, int, TablaHash*&amp;, int);</text:p>
      <text:p text:style-name="P3"><text:s text:c="4"/>void InOrden(AVL*);</text:p>
      <text:p text:style-name="P3"><text:s text:c="4"/>static int orden;</text:p>
      <text:p text:style-name="P3"><text:s text:c="4"/>void Buscar(string, Nodo*, bool, Nodo*, string, AVL*, TablaHash*&amp;);</text:p>
      <text:p text:style-name="P3"><text:s text:c="4"/>void BuscarCadena(string, Nodo*, Nodo*, string, AVL*, TablaHash*&amp;);</text:p>
      <text:p text:style-name="P3"/>
      <text:p text:style-name="P3">METODOS CLASE SeparacionPalabras:</text:p>
      <text:p text:style-name="P3"/>
      <text:p text:style-name="P3"><text:s text:c="4"/>SeparacionPalabras(const SeparacionPalabras&amp; orig);</text:p>
      <text:p text:style-name="P3"><text:s text:c="4"/>string* separacionColumnas(string, string, string);</text:p>
      <text:p text:style-name="P3"><text:s text:c="4"/>string* separacionColumnas2(string, string, string);</text:p>
      <text:p text:style-name="P3"><text:s text:c="4"/>string* separacionColumnas3(string, string, string);</text:p>
      <text:p text:style-name="P3"><text:s text:c="4"/>string* separacionColumnas4(string, string, string);</text:p>
      <text:p text:style-name="P3"><text:s text:c="4"/>void acumuladorColumnas(TablaHash*&amp;, string);</text:p>
      <text:p text:style-name="P3"><text:s text:c="4"/>int totalColumnas(string, string);</text:p>
      <text:p text:style-name="P3"><text:s text:c="4"/>string quitarParentesisA(string);</text:p>
      <text:p text:style-name="P3"><text:s text:c="4"/>string quitarParentesisB(string);</text:p>
      <text:p text:style-name="P3"><text:s text:c="4"/>string quitarParentesis(string);</text:p>
      <text:p text:style-name="P3"/>
      <text:p text:style-name="P3"/>
      <text:p text:style-name="P3"><text:soft-page-break/>METODOS CLASE TablaHash:</text:p>
      <text:p text:style-name="P3"/>
      <text:p text:style-name="P3"><text:s text:c="4"/>void Set_primero(NodoHash*);</text:p>
      <text:p text:style-name="P3"><text:s text:c="4"/>void Set_ultimo(NodoHash*);</text:p>
      <text:p text:style-name="P3"><text:s text:c="4"/>void Set_siguiente(TablaHash*);</text:p>
      <text:p text:style-name="P3"><text:s text:c="4"/>void Set_anterior(TablaHash*);</text:p>
      <text:p text:style-name="P3"><text:s text:c="4"/>void Set_nombreTabla(string);</text:p>
      <text:p text:style-name="P3"><text:s text:c="4"/>void Set_Columnas(int);</text:p>
      <text:p text:style-name="P3"><text:s text:c="4"/>void Set_NombreColumnas(string);</text:p>
      <text:p text:style-name="P3"><text:s text:c="4"/>void Set_TotalNodos(int);</text:p>
      <text:p text:style-name="P3"><text:s text:c="4"/>void Set_TotalElementos(int);</text:p>
      <text:p text:style-name="P3"><text:s text:c="4"/>void Set_UltimaTupla(int);</text:p>
      <text:p text:style-name="P3"><text:s text:c="4"/>void Set_TotalColumnas(int);</text:p>
      <text:p text:style-name="P3"><text:s text:c="4"/>void Set_ColumnasInt(int);</text:p>
      <text:p text:style-name="P3"><text:s text:c="4"/>void Set_ColumnasString(int);</text:p>
      <text:p text:style-name="P3"><text:s text:c="4"/>void Set_ColumnasDouble(int);</text:p>
      <text:p text:style-name="P3"><text:s text:c="4"/>void Set_ColumnasChar(int);</text:p>
      <text:p text:style-name="P3"><text:s text:c="4"/>int Get_ColumnasInt();</text:p>
      <text:p text:style-name="P3"><text:s text:c="4"/>int Get_ColumnasString();</text:p>
      <text:p text:style-name="P3"><text:s text:c="4"/>int Get_ColumnasDouble();</text:p>
      <text:p text:style-name="P3"><text:s text:c="4"/>int Get_ColumnasChar();</text:p>
      <text:p text:style-name="P3"><text:s text:c="4"/>int Get_TotalElementos();</text:p>
      <text:p text:style-name="P3"><text:s text:c="4"/>int Get_TotalNodos();</text:p>
      <text:p text:style-name="P3"><text:s text:c="4"/>int Get_TotalColumnas();</text:p>
      <text:p text:style-name="P3"><text:s text:c="4"/>int Get_UltimaTupla();</text:p>
      <text:p text:style-name="P3"><text:s text:c="4"/>string Get_NombreColumna();</text:p>
      <text:p text:style-name="P3"><text:s text:c="4"/>int Get_Columnas();</text:p>
      <text:p text:style-name="P3"><text:s text:c="4"/>string Get_nombreTabla();</text:p>
      <text:p text:style-name="P3"><text:s text:c="4"/>NodoHash* Get_primero();</text:p>
      <text:p text:style-name="P3"><text:s text:c="4"/>NodoHash* Get_ultimo();</text:p>
      <text:p text:style-name="P3"><text:s text:c="4"/>TablaHash* Get_siguiente();</text:p>
      <text:p text:style-name="P3"><text:s text:c="4"/>TablaHash* Get_anterior();</text:p>
      <text:p text:style-name="P3"><text:s text:c="4"/>void insertarNodo(NodoHash*);</text:p>
      <text:p text:style-name="P3"><text:s text:c="4"/>void crearNodosPrincipales();</text:p>
      <text:p text:style-name="P3"><text:s text:c="4"/>NodoHash* buscarNodo(int);</text:p>
      <text:p text:style-name="P3"><text:s text:c="4"/>void verificarTotalColumnas(TablaHash*&amp;);</text:p>
      <text:p text:style-name="P3"><text:s text:c="4"/>void reposicionamientoNodos(int, TablaHash*&amp;);</text:p>
      <text:p text:style-name="P3"/>
      <text:p text:style-name="P3">METODOS CLASE TextoConsultas:</text:p>
      <text:p text:style-name="P3"/>
      <text:p text:style-name="P3"><text:s text:c="4"/>TextoConsultas(const TextoConsultas&amp; orig);</text:p>
      <text:p text:style-name="P3"><text:s text:c="4"/>string* separacionTexto(string);</text:p>
      <text:p text:style-name="P3"><text:s text:c="4"/>int totalPalabras(string);</text:p>
      <text:p text:style-name="P3"/>
      <text:p text:style-name="P3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6:17:40.767809253</meta:creation-date>
    <dc:date>2020-04-13T16:24:35.694712798</dc:date>
    <meta:editing-duration>PT6M55S</meta:editing-duration>
    <meta:editing-cycles>1</meta:editing-cycles>
    <meta:document-statistic meta:table-count="0" meta:image-count="0" meta:object-count="0" meta:page-count="5" meta:paragraph-count="204" meta:word-count="541" meta:character-count="6658" meta:non-whitespace-character-count="5601"/>
    <meta:generator>LibreOffice/6.0.7.3$Linux_X86_64 LibreOffice_project/00m0$Build-3</meta:generator>
  </office:meta>
</office:document-meta>
</file>